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 mathvariant="italic">cal</mi>
            <mi/>
            <mrow>
              <mi mathvariant="italic">res</mi>
              <mo stretchy="false">=</mo>
              <mrow>
                <mo stretchy="false">∫</mo>
                <msup>
                  <mi>sin</mi>
                  <mn>5</mn>
                </msup>
              </mrow>
            </mrow>
            <mi>x</mi>
            <mi mathvariant="italic">dx</mi>
          </mrow>
        </mtd>
      </mtr>
      <mtr>
        <mtd>
          <mrow/>
        </mtd>
      </mtr>
      <mtr>
        <mtd>
          <mrow>
            <mrow>
              <mi mathvariant="italic">res</mi>
              <mo stretchy="false">=</mo>
              <mrow>
                <mo stretchy="false">∫</mo>
                <msup>
                  <mi>sin</mi>
                  <mn>4</mn>
                </msup>
              </mrow>
            </mrow>
            <mi>x</mi>
            <mi>.</mi>
            <mi>sin</mi>
            <mi>x</mi>
            <mi mathvariant="italic">dx</mi>
            <mrow>
              <mi/>
              <mo stretchy="false">−</mo>
              <mi mathvariant="italic">l3</mi>
            </mrow>
          </mrow>
        </mtd>
      </mtr>
      <mtr>
        <mtd>
          <mrow>
            <mrow>
              <mi/>
              <mo stretchy="false">=</mo>
              <mrow>
                <mo stretchy="false">∫</mo>
                <msup>
                  <mrow>
                    <mo stretchy="false">(</mo>
                    <mrow>
                      <msup>
                        <mi>sin</mi>
                        <mn>2</mn>
                      </msup>
                      <mi>x</mi>
                    </mrow>
                    <mo stretchy="false">)</mo>
                  </mrow>
                  <mn>2</mn>
                </msup>
              </mrow>
            </mrow>
            <mi>.</mi>
            <mi>sin</mi>
            <mi>x</mi>
            <mi mathvariant="italic">dx</mi>
          </mrow>
        </mtd>
      </mtr>
      <mtr>
        <mtd>
          <mrow/>
        </mtd>
      </mtr>
      <mtr>
        <mtd>
          <mrow>
            <mover accent="true">
              <mi mathvariant="italic">math</mi>
              <mo stretchy="false">̌</mo>
            </mover>
            <mi mathvariant="normal">:</mi>
            <mn>11</mn>
            <mi/>
            <mi mathvariant="italic">we</mi>
            <mi mathvariant="italic">have</mi>
          </mrow>
        </mtd>
      </mtr>
      <mtr>
        <mtd>
          <mrow>
            <msup>
              <mi>sin</mi>
              <mn>2</mn>
            </msup>
            <mrow>
              <mi>x</mi>
              <mo stretchy="false">=</mo>
              <mrow>
                <mn>1</mn>
                <mo stretchy="false">−</mo>
                <msup>
                  <mi>cos</mi>
                  <mn>2</mn>
                </msup>
              </mrow>
            </mrow>
            <mi>x</mi>
          </mrow>
        </mtd>
      </mtr>
      <mtr>
        <mtd>
          <mrow>
            <mrow>
              <mi mathvariant="italic">res</mi>
              <mo stretchy="false">=</mo>
              <mrow>
                <mo stretchy="false">∫</mo>
                <msup>
                  <mrow>
                    <mo stretchy="false">(</mo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i>x</mi>
                    </mrow>
                    <mo stretchy="false">)</mo>
                  </mrow>
                  <mn>2</mn>
                </msup>
              </mrow>
            </mrow>
            <mi>sin</mi>
            <mi>x</mi>
            <mi mathvariant="italic">dx</mi>
            <mrow>
              <mi/>
              <mo stretchy="false">−</mo>
              <mi mathvariant="italic">l3</mi>
            </mrow>
          </mrow>
        </mtd>
      </mtr>
      <mtr>
        <mtd>
          <mrow/>
        </mtd>
      </mtr>
      <mtr>
        <mtd>
          <mrow>
            <mi mathvariant="italic">do</mi>
            <mi mathvariant="italic">the</mi>
            <mi mathvariant="italic">substitution</mi>
            <mi/>
            <mrow>
              <mi>u</mi>
              <mo stretchy="false">=</mo>
              <mi>cos</mi>
            </mrow>
            <mi>x</mi>
            <mi/>
            <mrow>
              <mi mathvariant="italic">du</mi>
              <mo stretchy="false">=</mo>
              <mrow>
                <mo stretchy="false">−</mo>
                <mi>sin</mi>
              </mrow>
            </mrow>
            <mi>x</mi>
          </mrow>
        </mtd>
      </mtr>
      <mtr>
        <mtd>
          <mrow>
            <mrow>
              <mi mathvariant="italic">res</mi>
              <mo stretchy="false">=</mo>
              <mrow>
                <mo stretchy="false">∫</mo>
                <msup>
                  <mrow>
                    <mo stretchy="false">(</mo>
                    <mrow>
                      <mrow>
                        <mn>1</mn>
                        <mo stretchy="false">−</mo>
                        <msup>
                          <mi>u</mi>
                          <mn>2</mn>
                        </msup>
                      </mrow>
                    </mrow>
                    <mo stretchy="false">)</mo>
                  </mrow>
                  <mn>2</mn>
                </msup>
              </mrow>
            </mrow>
            <mrow>
              <mo stretchy="false">(</mo>
              <mrow>
                <mrow>
                  <mo stretchy="false">−</mo>
                  <mi mathvariant="italic">du</mi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row>
                <mo stretchy="false">−</mo>
                <mrow>
                  <mo stretchy="false">∫</mo>
                  <msup>
                    <mrow>
                      <mo stretchy="false">(</mo>
                      <mrow>
                        <mrow>
                          <mn>1</mn>
                          <mo stretchy="false">−</mo>
                          <msup>
                            <mi>u</mi>
                            <mn>2</mn>
                          </msup>
                        </mrow>
                      </mrow>
                      <mo stretchy="false">)</mo>
                    </mrow>
                    <mn>2</mn>
                  </msup>
                </mrow>
              </mrow>
            </mrow>
            <mi mathvariant="italic">du</mi>
          </mrow>
        </mtd>
      </mtr>
      <mtr>
        <mtd>
          <mrow>
            <mi mathvariant="italic">open</mi>
            <mi mathvariant="italic">the</mi>
            <msup>
              <mrow>
                <mo stretchy="false">(</mo>
                <mo stretchy="false">)</mo>
              </mrow>
              <mn>2</mn>
            </msup>
          </mrow>
        </mtd>
      </mtr>
      <mtr>
        <mtd>
          <mrow>
            <mrow>
              <mi mathvariant="italic">res</mi>
              <mo stretchy="false">=</mo>
              <mrow>
                <mrow>
                  <mo stretchy="false">−</mo>
                  <mrow>
                    <mo stretchy="false">(</mo>
                    <mrow>
                      <mrow>
                        <mi>u</mi>
                        <mo stretchy="false">−</mo>
                        <mfrac>
                          <mn>2</mn>
                          <mn>3</mn>
                        </mfrac>
                      </mrow>
                      <mrow>
                        <msup>
                          <mi>u</mi>
                          <mn>3</mn>
                        </msup>
                        <mo stretchy="false">+</mo>
                        <mfrac>
                          <mn>1</mn>
                          <mn>5</mn>
                        </mfrac>
                      </mrow>
                      <msup>
                        <mi>u</mi>
                        <mn>5</mn>
                      </msup>
                    </mrow>
                    <mo stretchy="false">)</mo>
                  </mrow>
                </mrow>
                <mo stretchy="false">+</mo>
                <msup>
                  <mi>c</mi>
                  <mi mathvariant="italic">st</mi>
                </msup>
              </mrow>
            </mrow>
          </mrow>
        </mtd>
      </mtr>
      <mtr>
        <mtd>
          <mrow>
            <mi mathvariant="italic">just</mi>
            <mi mathvariant="italic">replace</mi>
            <mi mathvariant="italic">the</mi>
          </mrow>
        </mtd>
      </mtr>
      <mtr>
        <mtd>
          <mrow>
            <mi>u</mi>
          </mrow>
        </mtd>
      </mtr>
      <mtr>
        <mtd>
          <mrow>
            <mi mathvariant="italic">by</mi>
            <mi/>
            <mi>cos</mi>
            <mi>x</mi>
          </mrow>
        </mtd>
      </mtr>
    </mtable>
    <annotation encoding="StarMath 5.0">cal ~ res = int sin sup 5 x dx newline
newline

res = int sin sup 4 x . sin x dx ~-l3 newline
~ = int (sin sup 2 x ) sup 2 . sin x dx newline newline
check math:11 ~ we have newline 
sin sup 2 x = 1 - cos sup 2 x newline
res = int (1 - cos sup 2 x) sup 2 sin x dx ~~-l3
 newline newline

do the substitution ~~u = cos x ~~ du = - sin x newline
res =  int (1-u sup 2) sup 2 (- du) newline
~ = - int (1 - u sup 2) sup 2 du newline open the () sup 2 newline
res = -(u - 2 over 3 u sup 3 + 1 over 5 u sup 5) + c sup st newline
just replace the newline u newline by ~ cos x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2:44:41</meta:creation-date>
    <meta:generator>LibreOffice/3.5$Linux_x86 LibreOffice_project/350m1$Build-2</meta:generator>
  </office:meta>
</office:document-meta>
</file>